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officeooo:paragraph-rsid="0022e655"/>
    </style:style>
    <style:style style:name="P2" style:family="paragraph" style:parent-style-name="Standard">
      <style:paragraph-properties fo:text-align="center" style:justify-single-word="false"/>
      <style:text-properties officeooo:rsid="001feb86" officeooo:paragraph-rsid="001feb86"/>
    </style:style>
    <style:style style:name="P3" style:family="paragraph" style:parent-style-name="Standard">
      <style:text-properties officeooo:paragraph-rsid="0025f88a"/>
    </style:style>
    <style:style style:name="P4" style:family="paragraph" style:parent-style-name="Standard">
      <style:text-properties officeooo:paragraph-rsid="00276cca"/>
    </style:style>
    <style:style style:name="P5" style:family="paragraph" style:parent-style-name="Standard">
      <style:text-properties officeooo:rsid="00351007" officeooo:paragraph-rsid="00351007"/>
    </style:style>
    <style:style style:name="P6" style:family="paragraph" style:parent-style-name="Subtitle">
      <style:text-properties officeooo:rsid="001feb86" officeooo:paragraph-rsid="001feb86"/>
    </style:style>
    <style:style style:name="P7" style:family="paragraph" style:parent-style-name="Text_20_body">
      <style:text-properties officeooo:rsid="001feb86" officeooo:paragraph-rsid="001feb86"/>
    </style:style>
    <style:style style:name="P8" style:family="paragraph" style:parent-style-name="Text_20_body">
      <style:text-properties fo:font-weight="bold" officeooo:rsid="001feb86" officeooo:paragraph-rsid="001feb86" style:font-weight-asian="bold" style:font-weight-complex="bold"/>
    </style:style>
    <style:style style:name="P9" style:family="paragraph" style:parent-style-name="Text_20_body">
      <style:text-properties fo:font-weight="bold" officeooo:rsid="001feb86" officeooo:paragraph-rsid="0022e655" style:font-weight-asian="bold" style:font-weight-complex="bold"/>
    </style:style>
    <style:style style:name="P10" style:family="paragraph" style:parent-style-name="Text_20_body">
      <style:text-properties fo:font-weight="bold" officeooo:rsid="001feb86" officeooo:paragraph-rsid="0025f88a" style:font-weight-asian="bold" style:font-weight-complex="bold"/>
    </style:style>
    <style:style style:name="P11" style:family="paragraph" style:parent-style-name="Text_20_body">
      <style:text-properties fo:font-weight="bold" officeooo:rsid="001feb86" officeooo:paragraph-rsid="00276cca" style:font-weight-asian="bold" style:font-weight-complex="bold"/>
    </style:style>
    <style:style style:name="P12" style:family="paragraph" style:parent-style-name="Text_20_body">
      <style:text-properties fo:font-weight="bold" officeooo:rsid="001feb86" officeooo:paragraph-rsid="0033b298" style:font-weight-asian="bold" style:font-weight-complex="bold"/>
    </style:style>
    <style:style style:name="P13" style:family="paragraph" style:parent-style-name="Text_20_body">
      <style:text-properties fo:font-weight="bold" officeooo:rsid="001feb86" officeooo:paragraph-rsid="0036e094" style:font-weight-asian="bold" style:font-weight-complex="bold"/>
    </style:style>
    <style:style style:name="P14" style:family="paragraph" style:parent-style-name="Text_20_body">
      <style:text-properties fo:font-weight="bold" officeooo:rsid="001feb86" officeooo:paragraph-rsid="003864b8" style:font-weight-asian="bold" style:font-weight-complex="bold"/>
    </style:style>
    <style:style style:name="P15" style:family="paragraph" style:parent-style-name="Text_20_body">
      <style:text-properties fo:font-weight="bold" officeooo:rsid="0033b298" officeooo:paragraph-rsid="0033b298" style:font-weight-asian="bold" style:font-weight-complex="bold"/>
    </style:style>
    <style:style style:name="P16" style:family="paragraph" style:parent-style-name="Text_20_body">
      <style:text-properties fo:font-weight="bold" officeooo:rsid="0036e094" officeooo:paragraph-rsid="0036e094" style:font-weight-asian="bold" style:font-weight-complex="bold"/>
    </style:style>
    <style:style style:name="P17" style:family="paragraph" style:parent-style-name="Title">
      <style:text-properties officeooo:rsid="001feb86" officeooo:paragraph-rsid="001feb8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eb86" style:font-weight-asian="normal" style:font-weight-complex="normal"/>
    </style:style>
    <style:style style:name="T3" style:family="text">
      <style:text-properties fo:font-weight="normal" officeooo:rsid="0025950b" style:font-weight-asian="normal" style:font-weight-complex="normal"/>
    </style:style>
    <style:style style:name="T4" style:family="text">
      <style:text-properties fo:font-weight="normal" officeooo:rsid="00298379" style:font-weight-asian="normal" style:font-weight-complex="normal"/>
    </style:style>
    <style:style style:name="T5" style:family="text">
      <style:text-properties fo:font-weight="normal" officeooo:rsid="002a9ea8" style:font-weight-asian="normal" style:font-weight-complex="normal"/>
    </style:style>
    <style:style style:name="T6" style:family="text">
      <style:text-properties fo:font-weight="normal" officeooo:rsid="002ba808" style:font-weight-asian="normal" style:font-weight-complex="normal"/>
    </style:style>
    <style:style style:name="T7" style:family="text">
      <style:text-properties fo:font-weight="normal" officeooo:rsid="002d25f0" style:font-weight-asian="normal" style:font-weight-complex="normal"/>
    </style:style>
    <style:style style:name="T8" style:family="text">
      <style:text-properties fo:font-weight="normal" officeooo:rsid="003082d9" style:font-weight-asian="normal" style:font-weight-complex="normal"/>
    </style:style>
    <style:style style:name="T9" style:family="text">
      <style:text-properties fo:font-weight="normal" officeooo:rsid="00308e08" style:font-weight-asian="normal" style:font-weight-complex="normal"/>
    </style:style>
    <style:style style:name="T10" style:family="text">
      <style:text-properties fo:font-weight="normal" officeooo:rsid="0033b298" style:font-weight-asian="normal" style:font-weight-complex="normal"/>
    </style:style>
    <style:style style:name="T11" style:family="text">
      <style:text-properties fo:font-weight="normal" officeooo:rsid="0036e094" style:font-weight-asian="normal" style:font-weight-complex="normal"/>
    </style:style>
    <style:style style:name="T12" style:family="text">
      <style:text-properties fo:font-weight="normal" officeooo:rsid="003a30cc" style:font-weight-asian="normal" style:font-weight-complex="normal"/>
    </style:style>
    <style:style style:name="T13" style:family="text">
      <style:text-properties officeooo:rsid="003510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ATA STRUCTURES LAB</text:p>
      <text:p text:style-name="P2">AMAL NATH M</text:p>
      <text:p text:style-name="P2">R3 11</text:p>
      <text:p text:style-name="P2"/>
      <text:p text:style-name="P6">EXPERIMENT 5</text:p>
      <text:p text:style-name="P7"/>
      <text:p text:style-name="P9">AIM <text:span text:style-name="T1">:- Implement a Stack using arrays with the operations:</text:span></text:p>
      <text:p text:style-name="P1">5.1. Pushing elements to the Stack.</text:p>
      <text:p text:style-name="P1">5.2. Popping elements from the Stack.</text:p>
      <text:p text:style-name="P1"><text:span text:style-name="T2">5.3. Display the contents of the Stack after each operation.</text:span></text:p>
      <text:p text:style-name="P8"/>
      <text:p text:style-name="P8">DATA STRUCTURE USED <text:span text:style-name="T1">:- </text:span><text:span text:style-name="T3">STACK is the data structure used.</text:span></text:p>
      <text:p text:style-name="P8"/>
      <text:p text:style-name="P8">ALGORITHM<text:span text:style-name="T1"> :- </text:span></text:p>
      <text:p text:style-name="P8"><text:span text:style-name="T1">S</text:span><text:span text:style-name="T10">TART</text:span></text:p>
      <text:p text:style-name="P8"><text:span text:style-name="T1">1. Initilize an </text:span><text:span text:style-name="T10">a</text:span><text:span text:style-name="T1">rray </text:span><text:span text:style-name="T11">(STACK[])</text:span><text:span text:style-name="T1"> and </text:span><text:span text:style-name="T10">set STACK_T</text:span><text:span text:style-name="T1">OP = -1</text:span></text:p>
      <text:p text:style-name="P16"><text:span text:style-name="T1">2. Choose functions according to the menu</text:span></text:p>
      <text:p text:style-name="P16"><text:span text:style-name="T1"/></text:p>
      <text:p text:style-name="P8"><text:span text:style-name="T11">3</text:span><text:span text:style-name="T1">. Function P</text:span><text:span text:style-name="T11">USH</text:span><text:span text:style-name="T1">(X)</text:span></text:p>
      <text:p text:style-name="P8"><text:span text:style-name="T11">4</text:span><text:span text:style-name="T1">. </text:span><text:span text:style-name="T10">If</text:span><text:span text:style-name="T1"> STACK is full (</text:span><text:span text:style-name="T10">STACK_</text:span><text:span text:style-name="T1">TOP </text:span><text:span text:style-name="T10">&gt;</text:span><text:span text:style-name="T1">= </text:span><text:span text:style-name="T10">STACK_SIZE-1</text:span><text:span text:style-name="T1">)</text:span><text:span text:style-name="T10">, print “Stack Overflow”</text:span></text:p>
      <text:p text:style-name="P12"><text:span text:style-name="T11">5</text:span><text:span text:style-name="T1">. </text:span><text:span text:style-name="T10">Else, i</text:span><text:span text:style-name="T1">ncrease the value of </text:span><text:span text:style-name="T10">STACK_</text:span><text:span text:style-name="T1">TOP</text:span><text:span text:style-name="T10"> and assign </text:span><text:span text:style-name="T11">STACK[</text:span><text:span text:style-name="T10">STACK_TOP</text:span><text:span text:style-name="T11">]</text:span><text:span text:style-name="T10"> = X</text:span></text:p>
      <text:p text:style-name="P15"><text:span text:style-name="T11">6</text:span><text:span text:style-name="T1">. End if</text:span></text:p>
      <text:p text:style-name="P8"><text:span text:style-name="T1"/></text:p>
      <text:p text:style-name="P8"><text:span text:style-name="T11">7</text:span><text:span text:style-name="T1">. Function POP()</text:span></text:p>
      <text:p text:style-name="P8"><text:span text:style-name="T11">8</text:span><text:span text:style-name="T1">. </text:span><text:span text:style-name="T10">If</text:span><text:span text:style-name="T1"> STACK is empty (</text:span><text:span text:style-name="T10">STACK_</text:span><text:span text:style-name="T1">TOP == -1), </text:span><text:span text:style-name="T10">print “Stack Underflow”</text:span></text:p>
      <text:p text:style-name="P13"><text:span text:style-name="T11">9</text:span><text:span text:style-name="T1">. </text:span><text:span text:style-name="T10">Else, </text:span><text:span text:style-name="T11">assign </text:span><text:span text:style-name="T1">X = STACK</text:span><text:span text:style-name="T11">[STACK_</text:span><text:span text:style-name="T1">TOP</text:span><text:span text:style-name="T11">]</text:span><text:span text:style-name="T1">, </text:span><text:span text:style-name="T11">d</text:span><text:span text:style-name="T1">ecrement </text:span><text:span text:style-name="T11">STACK_</text:span><text:span text:style-name="T1">TOP </text:span><text:span text:style-name="T11">and r</text:span><text:span text:style-name="T1">eturn X</text:span></text:p>
      <text:p text:style-name="P16"><text:span text:style-name="T1">10. End if</text:span></text:p>
      <text:p text:style-name="P8"><text:span text:style-name="T1"/></text:p>
      <text:p text:style-name="P8"><text:span text:style-name="T1">1</text:span><text:span text:style-name="T11">2</text:span><text:span text:style-name="T1">. </text:span><text:span text:style-name="T11">Function DISPLAY()</text:span></text:p>
      <text:p text:style-name="P8"><text:span text:style-name="T1">1</text:span><text:span text:style-name="T11">3</text:span><text:span text:style-name="T1">. </text:span><text:span text:style-name="T11">for i=STACK_TOP till i=0, print STACK[i]</text:span></text:p>
      <text:p text:style-name="P8"><text:span text:style-name="T1">S</text:span><text:span text:style-name="T10">TOP</text:span></text:p>
      <text:p text:style-name="P8"/>
      <text:p text:style-name="P8"><text:soft-page-break/></text:p>
      <text:p text:style-name="P10">PROGRAM CODE<text:span text:style-name="T1"> :- </text:span></text:p>
      <text:p text:style-name="P3">#include &lt;stdio.h&gt;</text:p>
      <text:p text:style-name="P3">#include &lt;stdlib.h&gt;</text:p>
      <text:p text:style-name="P3"/>
      <text:p text:style-name="P3"/>
      <text:p text:style-name="P3">struct stack</text:p>
      <text:p text:style-name="P3">{</text:p>
      <text:p text:style-name="P3"><text:tab/>int size;</text:p>
      <text:p text:style-name="P3"><text:tab/>int TOP;</text:p>
      <text:p text:style-name="P3"><text:tab/>int *arr;</text:p>
      <text:p text:style-name="P3">};</text:p>
      <text:p text:style-name="P3"/>
      <text:p text:style-name="P3"/>
      <text:p text:style-name="P3">int isFull(struct stack *st)</text:p>
      <text:p text:style-name="P3">{</text:p>
      <text:p text:style-name="P3"><text:tab/>if(st-&gt;TOP &gt;= st-&gt;size-1)</text:p>
      <text:p text:style-name="P3"><text:tab/><text:tab/>return 1;</text:p>
      <text:p text:style-name="P3"><text:tab/>return 0;</text:p>
      <text:p text:style-name="P3">}</text:p>
      <text:p text:style-name="P3"/>
      <text:p text:style-name="P3">int isEmpty(struct stack *st)</text:p>
      <text:p text:style-name="P3">{</text:p>
      <text:p text:style-name="P3"><text:tab/>if(st-&gt;TOP == -1)</text:p>
      <text:p text:style-name="P3"><text:tab/><text:tab/>return 1;</text:p>
      <text:p text:style-name="P3"><text:tab/>return 0;</text:p>
      <text:p text:style-name="P3">}</text:p>
      <text:p text:style-name="P3"/>
      <text:p text:style-name="P3">void push(struct stack *st)</text:p>
      <text:p text:style-name="P3">{</text:p>
      <text:p text:style-name="P3"><text:tab/>int x;</text:p>
      <text:p text:style-name="P3"/>
      <text:p text:style-name="P3"><text:tab/>if(isFull(st))</text:p>
      <text:p text:style-name="P3"><text:tab/>{</text:p>
      <text:p text:style-name="P3"><text:tab/><text:tab/>printf("\nStack Overflow\n\n");</text:p>
      <text:p text:style-name="P3"><text:tab/>}</text:p>
      <text:p text:style-name="P3"><text:tab/></text:p>
      <text:p text:style-name="P3"><text:tab/>else</text:p>
      <text:p text:style-name="P3"><text:tab/>{</text:p>
      <text:p text:style-name="P3"><text:tab/><text:tab/>printf("Enter element to push\n");</text:p>
      <text:p text:style-name="P3"><text:tab/><text:tab/>scanf("%d", &amp;x);</text:p>
      <text:p text:style-name="P3"/>
      <text:p text:style-name="P3"><text:tab/><text:tab/>st-&gt;arr[++st-&gt;TOP] = x;</text:p>
      <text:p text:style-name="P3"><text:tab/>}</text:p>
      <text:p text:style-name="P3">}</text:p>
      <text:p text:style-name="P3"><text:span text:style-name="T13">int</text:span> pop(struct stack *st)</text:p>
      <text:p text:style-name="P3">{</text:p>
      <text:p text:style-name="P3"><text:tab/>if(isEmpty(st))</text:p>
      <text:p text:style-name="P3"><text:tab/><text:tab/>printf("\nStack Underflow\n\n");</text:p>
      <text:p text:style-name="P3"/>
      <text:p text:style-name="P3"><text:tab/>else</text:p>
      <text:p text:style-name="P5"><text:soft-page-break/><text:tab/>{</text:p>
      <text:p text:style-name="P5"><text:tab/><text:tab/>int x = st-&gt;arr[st-&gt;TOP];</text:p>
      <text:p text:style-name="P3"><text:tab/><text:tab/>st-&gt;TOP--;</text:p>
      <text:p text:style-name="P3"><text:tab/><text:tab/><text:span text:style-name="T13">return x;</text:span></text:p>
      <text:p text:style-name="P3"><text:tab/><text:span text:style-name="T13">}</text:span></text:p>
      <text:p text:style-name="P3">}</text:p>
      <text:p text:style-name="P3"/>
      <text:p text:style-name="P3">void create(struct stack *st)</text:p>
      <text:p text:style-name="P3">{</text:p>
      <text:p text:style-name="P3"><text:tab/>printf("Enter stack size\n");</text:p>
      <text:p text:style-name="P3"><text:tab/>scanf("%d", &amp;st-&gt;size);</text:p>
      <text:p text:style-name="P3"><text:tab/></text:p>
      <text:p text:style-name="P3"><text:tab/>st-&gt;arr = (int*) malloc (st-&gt;size * sizeof(int));</text:p>
      <text:p text:style-name="P3"><text:tab/></text:p>
      <text:p text:style-name="P3"><text:tab/>st-&gt;TOP = -1;</text:p>
      <text:p text:style-name="P3">}</text:p>
      <text:p text:style-name="P3"/>
      <text:p text:style-name="P3">void display(struct stack *st)</text:p>
      <text:p text:style-name="P3">{</text:p>
      <text:p text:style-name="P3"><text:tab/>printf("\nCURRENT STACK:\n");</text:p>
      <text:p text:style-name="P3"><text:tab/></text:p>
      <text:p text:style-name="P3"><text:tab/>for(int i=st-&gt;TOP; i&gt;=0; i--)</text:p>
      <text:p text:style-name="P3"><text:tab/><text:tab/>printf("%d\n", st-&gt;arr[i]);</text:p>
      <text:p text:style-name="P3"><text:tab/>printf("\n");</text:p>
      <text:p text:style-name="P3">}</text:p>
      <text:p text:style-name="P3"/>
      <text:p text:style-name="P3">void main()</text:p>
      <text:p text:style-name="P3">{</text:p>
      <text:p text:style-name="P3"><text:tab/>struct stack st;</text:p>
      <text:p text:style-name="P3"><text:tab/>int n;</text:p>
      <text:p text:style-name="P3"><text:tab/></text:p>
      <text:p text:style-name="P3"><text:tab/>create(&amp;st);</text:p>
      <text:p text:style-name="P3">L1:<text:tab/></text:p>
      <text:p text:style-name="P3"><text:tab/>printf("Enter 1 to push, 2 to pop, 3 to display the stack and 4 to exit\n");</text:p>
      <text:p text:style-name="P3"><text:tab/>scanf("%d", &amp;n);</text:p>
      <text:p text:style-name="P3"><text:tab/></text:p>
      <text:p text:style-name="P3"><text:tab/>switch(n)</text:p>
      <text:p text:style-name="P3"><text:tab/>{</text:p>
      <text:p text:style-name="P3"><text:tab/><text:tab/>case 1: </text:p>
      <text:p text:style-name="P3"><text:tab/><text:tab/><text:tab/>push(&amp;st);</text:p>
      <text:p text:style-name="P3"><text:tab/><text:tab/><text:tab/>goto L1;</text:p>
      <text:p text:style-name="P3"><text:tab/><text:tab/>case 2:</text:p>
      <text:p text:style-name="P3"><text:tab/><text:tab/><text:tab/>pop(&amp;st);</text:p>
      <text:p text:style-name="P3"><text:tab/><text:tab/><text:tab/>goto L1;</text:p>
      <text:p text:style-name="P3"><text:tab/><text:tab/>case 3:</text:p>
      <text:p text:style-name="P3"><text:tab/><text:tab/><text:tab/>display(&amp;st);</text:p>
      <text:p text:style-name="P3"><text:tab/><text:tab/><text:tab/>goto L1;</text:p>
      <text:p text:style-name="P3"><text:tab/><text:tab/>case 4:</text:p>
      <text:p text:style-name="P3"><text:tab/><text:tab/><text:tab/>exit(-1);</text:p>
      <text:p text:style-name="P3"><text:tab/><text:tab/>default:</text:p>
      <text:p text:style-name="P3"><text:tab/><text:tab/><text:tab/>printf("Enter valid input\n");</text:p>
      <text:p text:style-name="P3"><text:tab/><text:tab/><text:tab/>goto L1;</text:p>
      <text:p text:style-name="P3"><text:soft-page-break/><text:tab/>}</text:p>
      <text:p text:style-name="P3">}<text:line-break/></text:p>
      <text:p text:style-name="P8"/>
      <text:p text:style-name="P11">SAMPLE OUTPUTS <text:span text:style-name="T1">:-</text:span></text:p>
      <text:p text:style-name="P4"><text:span text:style-name="T1">Enter stack size</text:span></text:p>
      <text:p text:style-name="P4"><text:span text:style-name="T1">5</text:span></text:p>
      <text:p text:style-name="P4"><text:span text:style-name="T1">Enter 1 to push, 2 to pop, 3 to display the stack and 4 to exit</text:span></text:p>
      <text:p text:style-name="P4"><text:span text:style-name="T1">1</text:span></text:p>
      <text:p text:style-name="P4"><text:span text:style-name="T1">Enter element to push</text:span></text:p>
      <text:p text:style-name="P4"><text:span text:style-name="T1">10</text:span></text:p>
      <text:p text:style-name="P4"><text:span text:style-name="T1">Enter 1 to push, 2 to pop, 3 to display the stack and 4 to exit</text:span></text:p>
      <text:p text:style-name="P4"><text:span text:style-name="T1">1</text:span></text:p>
      <text:p text:style-name="P4"><text:span text:style-name="T1">Enter element to push</text:span></text:p>
      <text:p text:style-name="P4"><text:span text:style-name="T1">8</text:span></text:p>
      <text:p text:style-name="P4"><text:span text:style-name="T1">Enter 1 to push, 2 to pop, 3 to display the stack and 4 to exit</text:span></text:p>
      <text:p text:style-name="P4"><text:span text:style-name="T1">1</text:span></text:p>
      <text:p text:style-name="P4"><text:span text:style-name="T1">Enter element to push</text:span></text:p>
      <text:p text:style-name="P4"><text:span text:style-name="T1">6</text:span></text:p>
      <text:p text:style-name="P4"><text:span text:style-name="T1">Enter 1 to push, 2 to pop, 3 to display the stack and 4 to exit</text:span></text:p>
      <text:p text:style-name="P4"><text:span text:style-name="T1">1</text:span></text:p>
      <text:p text:style-name="P4"><text:span text:style-name="T1">Enter element to push</text:span></text:p>
      <text:p text:style-name="P4"><text:span text:style-name="T1">5</text:span></text:p>
      <text:p text:style-name="P4"><text:span text:style-name="T1">Enter 1 to push, 2 to pop, 3 to display the stack and 4 to exit</text:span></text:p>
      <text:p text:style-name="P4"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>5</text:span></text:p>
      <text:p text:style-name="P4"><text:span text:style-name="T1">6</text:span></text:p>
      <text:p text:style-name="P4"><text:span text:style-name="T1">8</text:span></text:p>
      <text:p text:style-name="P4"><text:span text:style-name="T1">10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2</text:span></text:p>
      <text:p text:style-name="P4"><text:span text:style-name="T1">Enter 1 to push, 2 to pop, 3 to display the stack and 4 to exit</text:span></text:p>
      <text:p text:style-name="P4"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>6</text:span></text:p>
      <text:p text:style-name="P4"><text:span text:style-name="T1">8</text:span></text:p>
      <text:p text:style-name="P4"><text:span text:style-name="T1">10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1</text:span></text:p>
      <text:p text:style-name="P4"><text:span text:style-name="T1">Enter element to push</text:span></text:p>
      <text:p text:style-name="P4"><text:span text:style-name="T1">4</text:span></text:p>
      <text:p text:style-name="P4"><text:span text:style-name="T1">Enter 1 to push, 2 to pop, 3 to display the stack and 4 to exit</text:span></text:p>
      <text:p text:style-name="P4"><text:span text:style-name="T1">1</text:span></text:p>
      <text:p text:style-name="P4"><text:span text:style-name="T1">Enter element to push</text:span></text:p>
      <text:p text:style-name="P4"><text:span text:style-name="T1">2</text:span></text:p>
      <text:p text:style-name="P4"><text:span text:style-name="T1">Enter 1 to push, 2 to pop, 3 to display the stack and 4 to exit</text:span></text:p>
      <text:p text:style-name="P4"><text:soft-page-break/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>2</text:span></text:p>
      <text:p text:style-name="P4"><text:span text:style-name="T1">4</text:span></text:p>
      <text:p text:style-name="P4"><text:span text:style-name="T1">6</text:span></text:p>
      <text:p text:style-name="P4"><text:span text:style-name="T1">8</text:span></text:p>
      <text:p text:style-name="P4"><text:span text:style-name="T1">10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1</text:span></text:p>
      <text:p text:style-name="P4"><text:span text:style-name="T1"/></text:p>
      <text:p text:style-name="P4"><text:span text:style-name="T1">Stack Overflow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2</text:span></text:p>
      <text:p text:style-name="P4"><text:span text:style-name="T1">Enter 1 to push, 2 to pop, 3 to display the stack and 4 to exit</text:span></text:p>
      <text:p text:style-name="P4"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>4</text:span></text:p>
      <text:p text:style-name="P4"><text:span text:style-name="T1">6</text:span></text:p>
      <text:p text:style-name="P4"><text:span text:style-name="T1">8</text:span></text:p>
      <text:p text:style-name="P4"><text:span text:style-name="T1">10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2</text:span></text:p>
      <text:p text:style-name="P4"><text:span text:style-name="T1">Enter 1 to push, 2 to pop, 3 to display the stack and 4 to exit</text:span></text:p>
      <text:p text:style-name="P4"><text:span text:style-name="T1">2</text:span></text:p>
      <text:p text:style-name="P4"><text:span text:style-name="T1">Enter 1 to push, 2 to pop, 3 to display the stack and 4 to exit</text:span></text:p>
      <text:p text:style-name="P4"><text:span text:style-name="T1">2</text:span></text:p>
      <text:p text:style-name="P4"><text:span text:style-name="T1">Enter 1 to push, 2 to pop, 3 to display the stack and 4 to exit</text:span></text:p>
      <text:p text:style-name="P4"><text:span text:style-name="T1">2</text:span></text:p>
      <text:p text:style-name="P4"><text:span text:style-name="T1">Enter 1 to push, 2 to pop, 3 to display the stack and 4 to exit</text:span></text:p>
      <text:p text:style-name="P4"><text:span text:style-name="T1">2</text:span></text:p>
      <text:p text:style-name="P4"><text:span text:style-name="T1"/></text:p>
      <text:p text:style-name="P4"><text:span text:style-name="T1">Stack Underflow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4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Enter stack size</text:span></text:p>
      <text:p text:style-name="P4"><text:span text:style-name="T1">3</text:span></text:p>
      <text:p text:style-name="P4"><text:span text:style-name="T1">Enter 1 to push, 2 to pop, 3 to display the stack and 4 to exit</text:span></text:p>
      <text:p text:style-name="P4"><text:soft-page-break/><text:span text:style-name="T1">1</text:span></text:p>
      <text:p text:style-name="P4"><text:span text:style-name="T1">Enter element to push</text:span></text:p>
      <text:p text:style-name="P4"><text:span text:style-name="T1">1</text:span></text:p>
      <text:p text:style-name="P4"><text:span text:style-name="T1">Enter 1 to push, 2 to pop, 3 to display the stack and 4 to exit</text:span></text:p>
      <text:p text:style-name="P4"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>1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1</text:span></text:p>
      <text:p text:style-name="P4"><text:span text:style-name="T1">Enter element to push</text:span></text:p>
      <text:p text:style-name="P4"><text:span text:style-name="T1">2</text:span></text:p>
      <text:p text:style-name="P4"><text:span text:style-name="T1">Enter 1 to push, 2 to pop, 3 to display the stack and 4 to exit</text:span></text:p>
      <text:p text:style-name="P4"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>2</text:span></text:p>
      <text:p text:style-name="P4"><text:span text:style-name="T1">1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1</text:span></text:p>
      <text:p text:style-name="P4"><text:span text:style-name="T1">Enter element to push</text:span></text:p>
      <text:p text:style-name="P4"><text:span text:style-name="T1">3</text:span></text:p>
      <text:p text:style-name="P4"><text:span text:style-name="T1">Enter 1 to push, 2 to pop, 3 to display the stack and 4 to exit</text:span></text:p>
      <text:p text:style-name="P4"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>3</text:span></text:p>
      <text:p text:style-name="P4"><text:span text:style-name="T1">2</text:span></text:p>
      <text:p text:style-name="P4"><text:span text:style-name="T1">1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1</text:span></text:p>
      <text:p text:style-name="P4"><text:span text:style-name="T1"/></text:p>
      <text:p text:style-name="P4"><text:span text:style-name="T1">Stack Overflow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>3</text:span></text:p>
      <text:p text:style-name="P4"><text:span text:style-name="T1">2</text:span></text:p>
      <text:p text:style-name="P4"><text:span text:style-name="T1">1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2</text:span></text:p>
      <text:p text:style-name="P4"><text:span text:style-name="T1">Enter 1 to push, 2 to pop, 3 to display the stack and 4 to exit</text:span></text:p>
      <text:p text:style-name="P4"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>2</text:span></text:p>
      <text:p text:style-name="P4"><text:soft-page-break/><text:span text:style-name="T1">1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2</text:span></text:p>
      <text:p text:style-name="P4"><text:span text:style-name="T1">Enter 1 to push, 2 to pop, 3 to display the stack and 4 to exit</text:span></text:p>
      <text:p text:style-name="P4"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>1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2</text:span></text:p>
      <text:p text:style-name="P4"><text:span text:style-name="T1">Enter 1 to push, 2 to pop, 3 to display the stack and 4 to exit</text:span></text:p>
      <text:p text:style-name="P4"><text:span text:style-name="T1">3</text:span></text:p>
      <text:p text:style-name="P4"><text:span text:style-name="T1"/></text:p>
      <text:p text:style-name="P4"><text:span text:style-name="T1">CURRENT STACK: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2</text:span></text:p>
      <text:p text:style-name="P4"><text:span text:style-name="T1"/></text:p>
      <text:p text:style-name="P4"><text:span text:style-name="T1">Stack Underflow</text:span></text:p>
      <text:p text:style-name="P4"><text:span text:style-name="T1"/></text:p>
      <text:p text:style-name="P4"><text:span text:style-name="T1">Enter 1 to push, 2 to pop, 3 to display the stack and 4 to exit</text:span></text:p>
      <text:p text:style-name="P4"><text:span text:style-name="T1">4</text:span><text:line-break/></text:p>
      <text:p text:style-name="P4"/>
      <text:p text:style-name="P14"><text:line-break/>RESULT <text:span text:style-name="T1">:- </text:span></text:p>
      <text:p text:style-name="P14"><text:span text:style-name="T9">A </text:span><text:span text:style-name="T7">Stack</text:span><text:span text:style-name="T4"> data structure </text:span><text:span text:style-name="T6">i</text:span><text:span text:style-name="T4">s implemented using </text:span><text:span text:style-name="T12">an</text:span><text:span text:style-name="T4"> array. PUSH(), POP() and DISPLAY() operations </text:span><text:span text:style-name="T5">a</text:span><text:span text:style-name="T4">re performed on </text:span><text:span text:style-name="T8">it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.497877074</meta:creation-date>
    <dc:date>2020-09-21T01:42:32.934604978</dc:date>
    <meta:editing-duration>PT1H4M51S</meta:editing-duration>
    <meta:editing-cycles>23</meta:editing-cycles>
    <meta:generator>LibreOffice/6.4.5.2$Linux_X86_64 LibreOffice_project/40$Build-2</meta:generator>
    <meta:document-statistic meta:table-count="0" meta:image-count="0" meta:object-count="0" meta:page-count="7" meta:paragraph-count="257" meta:word-count="1069" meta:character-count="4930" meta:non-whitespace-character-count="4008"/>
  </office:meta>
</office:document-meta>
</file>